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Yu Mincho" svg:font-family="Yu Mincho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Paragraphedeliste" style:list-style-name="LFO1" style:family="paragraph"/>
    <style:style style:name="T4" style:parent-style-name="Policepardéfaut" style:family="text">
      <style:text-properties style:font-name="Wingdings" style:font-name-asian="Wingdings" style:font-name-complex="Wingdings"/>
    </style:style>
    <style:style style:name="P5" style:parent-style-name="Paragraphedeliste" style:list-style-name="LFO1" style:family="paragraph"/>
    <style:style style:name="T6" style:parent-style-name="Policepardéfaut" style:family="text">
      <style:text-properties style:font-name="Wingdings" style:font-name-asian="Wingdings" style:font-name-complex="Wingdings"/>
    </style:style>
    <style:style style:name="P7" style:parent-style-name="Paragraphedeliste" style:list-style-name="LFO1" style:family="paragraph"/>
    <style:style style:name="T8" style:parent-style-name="Policepardéfaut" style:family="text">
      <style:text-properties style:font-name="Wingdings" style:font-name-asian="Wingdings" style:font-name-complex="Wingdings"/>
    </style:style>
    <style:style style:name="T9" style:parent-style-name="Policepardéfaut" style:family="text">
      <style:text-properties style:font-name="Wingdings" style:font-name-asian="Wingdings" style:font-name-complex="Wingdings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 fo:color="#4EA72E"/>
    </style:style>
    <style:style style:name="T13" style:parent-style-name="Policepardéfaut" style:family="text">
      <style:text-properties fo:color="#4EA72E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Paragraphedeliste" style:list-style-name="LFO2" style:family="paragraph">
      <style:text-properties fo:color="#4EA72E"/>
    </style:style>
    <style:style style:name="P16" style:parent-style-name="Paragraphedeliste" style:list-style-name="LFO2" style:family="paragraph">
      <style:text-properties fo:color="#4EA72E"/>
    </style:style>
    <style:style style:name="P17" style:parent-style-name="Paragraphedeliste" style:list-style-name="LFO2" style:family="paragraph"/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Paragraphedeliste" style:list-style-name="LFO3" style:family="paragraph"/>
    <style:style style:name="T20" style:parent-style-name="Policepardéfaut" style:family="text">
      <style:text-properties fo:font-weight="bold" style:font-weight-asian="bold" style:font-weight-complex="bold"/>
    </style:style>
    <style:style style:name="P21" style:parent-style-name="Paragraphedeliste" style:list-style-name="LFO3" style:family="paragraph"/>
    <style:style style:name="T22" style:parent-style-name="Policepardéfaut" style:family="text">
      <style:text-properties fo:font-weight="bold" style:font-weight-asian="bold" style:font-weight-complex="bold" fo:color="#4EA72E"/>
    </style:style>
    <style:style style:name="T23" style:parent-style-name="Policepardéfaut" style:family="text">
      <style:text-properties fo:color="#4EA72E"/>
    </style:style>
    <style:style style:name="T24" style:parent-style-name="Policepardéfaut" style:family="text">
      <style:text-properties style:font-name="Wingdings" style:font-name-asian="Wingdings" style:font-name-complex="Wingdings" fo:color="#4EA72E"/>
    </style:style>
    <style:style style:name="T25" style:parent-style-name="Policepardéfaut" style:family="text">
      <style:text-properties fo:color="#4EA72E"/>
    </style:style>
    <style:style style:name="P26" style:parent-style-name="Paragraphedeliste" style:list-style-name="LFO3" style:family="paragraph"/>
    <style:style style:name="T27" style:parent-style-name="Policepardéfaut" style:family="text">
      <style:text-properties fo:font-weight="bold" style:font-weight-asian="bold" style:font-weight-complex="bold" fo:color="#4EA72E"/>
    </style:style>
    <style:style style:name="T28" style:parent-style-name="Policepardéfaut" style:family="text">
      <style:text-properties fo:color="#4EA72E"/>
    </style:style>
    <style:style style:name="P29" style:parent-style-name="Paragraphedeliste" style:list-style-name="LFO3" style:family="paragraph"/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Paragraphedeliste" style:list-style-name="LFO3" style:family="paragraph"/>
    <style:style style:name="T32" style:parent-style-name="Policepardéfaut" style:family="text">
      <style:text-properties fo:font-weight="bold" style:font-weight-asian="bold" style:font-weight-complex="bold" fo:color="#4EA72E"/>
    </style:style>
    <style:style style:name="T33" style:parent-style-name="Policepardéfaut" style:family="text">
      <style:text-properties fo:color="#4EA72E"/>
    </style:style>
    <style:style style:name="P34" style:parent-style-name="Paragraphedeliste" style:list-style-name="LFO3" style:family="paragraph"/>
    <style:style style:name="T35" style:parent-style-name="Policepardéfaut" style:family="text">
      <style:text-properties fo:font-weight="bold" style:font-weight-asian="bold" style:font-weight-complex="bold" fo:color="#4EA72E"/>
    </style:style>
    <style:style style:name="T36" style:parent-style-name="Policepardéfaut" style:family="text">
      <style:text-properties fo:color="#4EA72E"/>
    </style:style>
    <style:style style:name="P37" style:parent-style-name="Paragraphedeliste" style:list-style-name="LFO3" style:family="paragraph"/>
    <style:style style:name="T38" style:parent-style-name="Policepardéfaut" style:family="text">
      <style:text-properties fo:font-weight="bold" style:font-weight-asian="bold" style:font-weight-complex="bold" fo:color="#4EA72E"/>
    </style:style>
    <style:style style:name="T39" style:parent-style-name="Policepardéfaut" style:family="text">
      <style:text-properties fo:color="#4EA72E"/>
    </style:style>
    <style:style style:name="P40" style:parent-style-name="Paragraphedeliste" style:list-style-name="LFO3" style:family="paragraph"/>
    <style:style style:name="T41" style:parent-style-name="Policepardéfaut" style:family="text">
      <style:text-properties fo:font-weight="bold" style:font-weight-asian="bold" style:font-weight-complex="bold" fo:color="#4EA72E"/>
    </style:style>
    <style:style style:name="T42" style:parent-style-name="Policepardéfaut" style:family="text">
      <style:text-properties fo:color="#4EA72E"/>
    </style:style>
    <style:style style:name="T43" style:parent-style-name="Policepardéfaut" style:family="text">
      <style:text-properties style:font-name="Wingdings" style:font-name-asian="Wingdings" style:font-name-complex="Wingdings" fo:color="#4EA72E"/>
    </style:style>
    <style:style style:name="T44" style:parent-style-name="Policepardéfaut" style:family="text">
      <style:text-properties fo:color="#4EA72E"/>
    </style:style>
    <style:style style:name="P45" style:parent-style-name="Paragraphedeliste" style:list-style-name="LFO3" style:family="paragraph"/>
    <style:style style:name="T46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Carte stand gratuit</text:span> : couleur de carte associée à 2 cases où l’on peut placer un stand</text:p>
      <text:list text:style-name="LFO1" text:continue-numbering="true">
        <text:list-item>
          <text:p text:style-name="P3">Si libre<text:s/><text:span text:style-name="T4"></text:span><text:s/>placer stand</text:p>
        </text:list-item>
        <text:list-item>
          <text:p text:style-name="P5">Si les 2 cases attractions occupées par 2 stands de couleur différente<text:s/><text:span text:style-name="T6"></text:span><text:s/>peux en remplacer un par le sien</text:p>
        </text:list-item>
        <text:list-item>
          <text:p text:style-name="P7">Si les 2 cases attractions occupées par 2 stands de même couleur<text:s/><text:span text:style-name="T8"></text:span><text:s/>tu ne peux rien faire<text:s/><text:span text:style-name="T9"></text:span><text:s/>prendre une autre carte<text:s/></text:p>
        </text:list-item>
      </text:list>
      <text:p text:style-name="Normal"><text:span text:style-name="T10">Fin de la partie :<text:s/></text:span>Un joueur ruiné,<text:s/><text:span text:style-name="T11">gagnant</text:span> : joueur le + riche</text:p>
      <text:p text:style-name="Normal"><text:span text:style-name="T12">Exception pour 2 joueurs : <text:s/></text:span><text:span text:style-name="T13">Prendre 15 stands au début de la partie</text:span></text:p>
      <text:p text:style-name="P14">Pour tous les joueurs : <text:s/></text:p>
      <text:list text:style-name="LFO2" text:continue-numbering="true">
        <text:list-item>
          <text:p text:style-name="P15">Prendre 10 stands au début de la partie</text:p>
        </text:list-item>
        <text:list-item>
          <text:p text:style-name="P16">Débute avec 31 euros</text:p>
        </text:list-item>
        <text:list-item>
          <text:p text:style-name="P17">Joueur avec dé le + élevé commence</text:p>
        </text:list-item>
      </text:list>
      <text:p text:style-name="P18">Cases :<text:s/></text:p>
      <text:list text:style-name="LFO3" text:continue-numbering="true">
        <text:list-item>
          <text:p text:style-name="P19"><text:span text:style-name="T20">Sans stand :<text:s/></text:span>Paie la banque et acquiert attraction</text:p>
        </text:list-item>
        <text:list-item>
          <text:p text:style-name="P21"><text:span text:style-name="T22">Avec stand :</text:span><text:span text:style-name="T23"><text:s/>Paie le propriétaire (si 2 stands de même couleur<text:s/></text:span><text:span text:style-name="T24"></text:span><text:span text:style-name="T25"><text:s/>paie 2* le montant</text:span></text:p>
        </text:list-item>
        <text:list-item>
          <text:p text:style-name="P26"><text:span text:style-name="T27">Départ :</text:span><text:span text:style-name="T28"><text:s/>+2 euros<text:s/></text:span></text:p>
        </text:list-item>
        <text:list-item>
          <text:p text:style-name="P29"><text:span text:style-name="T30">Train :</text:span><text:s/>relance le dé</text:p>
        </text:list-item>
        <text:list-item>
          <text:p text:style-name="P31"><text:span text:style-name="T32">Feu d’artifice/ballet des dauphins :<text:s/></text:span><text:span text:style-name="T33">-2 euros<text:s/></text:span></text:p>
        </text:list-item>
        <text:list-item>
          <text:p text:style-name="P34"><text:span text:style-name="T35">Fortune :</text:span><text:span text:style-name="T36"><text:s/>rends billets deposes sur cette case</text:span></text:p>
        </text:list-item>
        <text:list-item>
          <text:p text:style-name="P37"><text:span text:style-name="T38">Café :</text:span><text:span text:style-name="T39"><text:s/>ne fait rien</text:span></text:p>
        </text:list-item>
        <text:list-item>
          <text:p text:style-name="P40"><text:span text:style-name="T41">Bus :<text:s/></text:span><text:span text:style-name="T42">-3 euros<text:s/></text:span><text:span text:style-name="T43"></text:span><text:span text:style-name="T44"><text:s/>case Fortune ; va sur la case café (+2euros si case départ)</text:span></text:p>
        </text:list-item>
        <text:list-item>
          <text:p text:style-name="P45"><text:span text:style-name="T46">Chance :</text:span><text:s/>prends une carte chanc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Yu Mincho" svg:font-family="Yu Mincho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Yu Gothic Light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Yu Gothic Light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Yu Gothic Light" style:font-name-complex="Times New Roman" fo:color="#0F4761"/>
    </style:style>
    <style:style style:name="Titre6Car" style:display-name="Titre 6 Car" style:family="text" style:parent-style-name="Policepardéfaut">
      <style:text-properties style:font-name-asian="Yu Gothic Light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Yu Gothic Light" style:font-name-complex="Times New Roman" fo:color="#595959"/>
    </style:style>
    <style:style style:name="Titre8Car" style:display-name="Titre 8 Car" style:family="text" style:parent-style-name="Policepardéfaut">
      <style:text-properties style:font-name-asian="Yu Gothic Light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Yu Gothic Light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Yu Gothic Light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non Bettstatter</meta:initial-creator>
    <dc:creator>Manon Bettstatter</dc:creator>
    <meta:creation-date>2025-05-23T14:14:00Z</meta:creation-date>
    <dc:date>2025-06-12T20:56:00Z</dc:date>
    <meta:template xlink:href="Normal" xlink:type="simple"/>
    <meta:editing-cycles>11</meta:editing-cycles>
    <meta:editing-duration>PT16200S</meta:editing-duration>
    <meta:document-statistic meta:page-count="1" meta:paragraph-count="1" meta:word-count="153" meta:character-count="995" meta:row-count="7" meta:non-whitespace-character-count="843"/>
  </office:meta>
</office:document-meta>
</file>